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ing_20_2">
      <style:paragraph-properties fo:margin-left="0in" fo:margin-right="0in" fo:orphans="2" fo:widows="2" fo:text-indent="0in" style:auto-text-indent="false"/>
      <style:text-properties fo:font-variant="normal" fo:text-transform="none" fo:color="#000000" loext:opacity="100%" style:font-name="Times New Roman" fo:letter-spacing="normal" fo:font-style="normal" fo:font-weight="normal"/>
    </style:style>
    <style:style style:name="P2" style:family="paragraph" style:parent-style-name="Heading_20_3">
      <style:paragraph-properties fo:margin-left="0in" fo:margin-right="0in" fo:orphans="2" fo:widows="2" fo:text-indent="0in" style:auto-text-indent="false"/>
      <style:text-properties fo:font-variant="normal" fo:text-transform="none" fo:color="#000000" loext:opacity="100%" style:font-name="Times New Roman" fo:letter-spacing="normal" fo:font-style="normal" fo:font-weight="normal"/>
    </style:style>
    <style:style style:name="P3" style:family="paragraph" style:parent-style-name="Text_20_body">
      <style:paragraph-properties fo:margin-left="0in" fo:margin-right="0in" fo:orphans="2" fo:widows="2" fo:text-indent="0in" style:auto-text-indent="false"/>
    </style:style>
    <style:style style:name="P4" style:family="paragraph" style:parent-style-name="Text_20_body" style:list-style-name="L1">
      <style:paragraph-properties fo:margin-left="0in" fo:margin-right="0in" fo:orphans="2" fo:widows="2" fo:text-indent="0in" style:auto-text-indent="false"/>
    </style:style>
    <style:style style:name="P5" style:family="paragraph" style:parent-style-name="Text_20_body" style:list-style-name="L2">
      <style:paragraph-properties fo:margin-left="0in" fo:margin-right="0in" fo:orphans="2" fo:widows="2" fo:text-indent="0in" style:auto-text-indent="false"/>
    </style:style>
    <style:style style:name="P6" style:family="paragraph" style:parent-style-name="Text_20_body" style:list-style-name="L2">
      <style:paragraph-properties fo:orphans="2" fo:widows="2" fo:text-indent="0in" style:auto-text-indent="false"/>
    </style:style>
    <style:style style:name="P7" style:family="paragraph" style:parent-style-name="Text_20_body" style:list-style-name="L3">
      <style:paragraph-properties fo:margin-left="0in" fo:margin-right="0in" fo:orphans="2" fo:widows="2" fo:text-indent="0in" style:auto-text-indent="false"/>
    </style:style>
    <style:style style:name="P8" style:family="paragraph" style:parent-style-name="Text_20_body" style:list-style-name="L3">
      <style:paragraph-properties fo:orphans="2" fo:widows="2" fo:text-indent="0in" style:auto-text-indent="false"/>
    </style:style>
    <style:style style:name="P9" style:family="paragraph" style:parent-style-name="Text_20_body" style:list-style-name="L4">
      <style:paragraph-properties fo:margin-left="0in" fo:margin-right="0in" fo:orphans="2" fo:widows="2" fo:text-indent="0in" style:auto-text-indent="false"/>
    </style:style>
    <style:style style:name="P10" style:family="paragraph" style:parent-style-name="Text_20_body" style:list-style-name="L4">
      <style:paragraph-properties fo:orphans="2" fo:widows="2" fo:text-indent="0in" style:auto-text-indent="false"/>
    </style:style>
    <style:style style:name="P11" style:family="paragraph" style:parent-style-name="Text_20_body" style:list-style-name="L5">
      <style:paragraph-properties fo:margin-left="0in" fo:margin-right="0in" fo:orphans="2" fo:widows="2" fo:text-indent="0in" style:auto-text-indent="false"/>
    </style:style>
    <style:style style:name="P12" style:family="paragraph" style:parent-style-name="Text_20_body" style:list-style-name="L5">
      <style:paragraph-properties fo:orphans="2" fo:widows="2" fo:text-indent="0in" style:auto-text-indent="false"/>
    </style:style>
    <style:style style:name="P13" style:family="paragraph" style:parent-style-name="Text_20_body" style:list-style-name="L6">
      <style:paragraph-properties fo:margin-left="0in" fo:margin-right="0in" fo:orphans="2" fo:widows="2" fo:text-indent="0in" style:auto-text-indent="false"/>
    </style:style>
    <style:style style:name="P14" style:family="paragraph" style:parent-style-name="Text_20_body" style:list-style-name="L6">
      <style:paragraph-properties fo:orphans="2" fo:widows="2" fo:text-indent="0in" style:auto-text-indent="false"/>
    </style:style>
    <style:style style:name="P15" style:family="paragraph" style:parent-style-name="Text_20_body" style:list-style-name="L1">
      <style:paragraph-properties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16"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T1" style:family="text">
      <style:text-properties fo:font-variant="normal" fo:text-transform="none" fo:color="#000000" loext:opacity="100%" style:font-name="Times New Roman" fo:font-size="14pt" fo:letter-spacing="normal" fo:font-style="normal" fo:font-weight="normal"/>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When we talk about the current wave of AI breakthroughs—ChatGPT, Gemini, Claude, or Llama—what we’re really talking about are </text:span><text:span text:style-name="Emphasis"><text:span text:style-name="T1">foundation models</text:span></text:span><text:span text:style-name="T1">. These models sit at the heart of today’s AI revolution, enabling applications that range from natural conversation to code generation and creative writing. But what exactly are they, and why do they matter so much? Let’s break down the essentials.</text:span></text:p>
      <text:p text:style-name="Horizontal_20_Line"/>
      <text:h text:style-name="P1" text:outline-level="2">1. Training Data: The DNA of AI</text:h>
      <text:p text:style-name="P3"><text:span text:style-name="T1">An AI model is only as good as the data it’s trained on. Large-scale models require </text:span><text:span text:style-name="Emphasis"><text:span text:style-name="T1">billions of tokens</text:span></text:span><text:span text:style-name="T1"> of data, which makes collection both expensive and time-consuming.</text:span></text:p>
      <text:list text:style-name="L1">
        <text:list-item>
          <text:p text:style-name="P4"><text:span text:style-name="T1">Most foundation models rely on massive web crawls (like </text:span><text:span text:style-name="Strong_20_Emphasis"><text:span text:style-name="T1">Common Crawl</text:span></text:span><text:span text:style-name="T1">), but that means they also inherit noise—clickbait, misinformation, bias, and even conspiracy theories.</text:span></text:p>
        </text:list-item>
        <text:list-item>
          <text:p text:style-name="P15">For domain-specific or low-resource languages, curated datasets become essential. If your training set doesn’t include Vietnamese, for example, your model won’t magically know how to translate into it.</text:p>
        </text:list-item>
      </text:list>
      <text:p text:style-name="P3"><text:span text:style-name="Strong_20_Emphasis"><text:span text:style-name="T1">Takeaway</text:span></text:span><text:span text:style-name="T1">: Choosing or curating the right data often matters more than sheer volume.</text:span></text:p>
      <text:p text:style-name="Horizontal_20_Line"/>
      <text:h text:style-name="P1" text:outline-level="2">2. Model Architecture: From Seq2Seq to Transformers</text:h>
      <text:p text:style-name="P3"><text:span text:style-name="T1">Earlier models like </text:span><text:span text:style-name="Strong_20_Emphasis"><text:span text:style-name="T1">sequence-to-sequence (seq2seq)</text:span></text:span><text:span text:style-name="T1"> struggled with long inputs, relying too heavily on a single compressed “summary” of the entire sequence.</text:span></text:p>
      <text:p text:style-name="P3"><text:span text:style-name="T1">The breakthrough came with the </text:span><text:span text:style-name="Strong_20_Emphasis"><text:span text:style-name="T1">Transformer architecture</text:span></text:span><text:span text:style-name="T1">:</text:span></text:p>
      <text:list text:style-name="L2">
        <text:list-item>
          <text:p text:style-name="P5"><text:span text:style-name="Strong_20_Emphasis"><text:span text:style-name="T1">Attention mechanism</text:span></text:span><text:span text:style-name="T1">: Instead of only using the final hidden state, Transformers let the model “attend” to any part of the input at each step, like flipping to any page in a book instead of relying on the summary.</text:span></text:p>
        </text:list-item>
        <text:list-item>
          <text:p text:style-name="P6"><text:span text:style-name="Strong_20_Emphasis"><text:span text:style-name="T1">Parallelization</text:span></text:span><text:span text:style-name="T1">: Input tokens can be processed simultaneously, making training and inference dramatically faster.</text:span></text:p>
        </text:list-item>
      </text:list>
      <text:p text:style-name="P3"><text:span text:style-name="Strong_20_Emphasis"><text:span text:style-name="T1">Impact</text:span></text:span><text:span text:style-name="T1">: Transformers enabled today’s large language models (LLMs), from GPT to Gemini.</text:span></text:p>
      <text:p text:style-name="Horizontal_20_Line"/>
      <text:h text:style-name="P1" text:outline-level="2">3. Scaling Laws: Bigger Isn’t Always Better</text:h>
      <text:p text:style-name="P16">Three key numbers define a model’s scale:</text:p>
      <text:list text:style-name="L3">
        <text:list-item>
          <text:p text:style-name="P7"><text:soft-page-break/><text:span text:style-name="Strong_20_Emphasis"><text:span text:style-name="T1">Parameters</text:span></text:span><text:span text:style-name="T1"> – proxy for learning capacity.</text:span></text:p>
        </text:list-item>
        <text:list-item>
          <text:p text:style-name="P8"><text:span text:style-name="Strong_20_Emphasis"><text:span text:style-name="T1">Training tokens</text:span></text:span><text:span text:style-name="T1"> – proxy for how much knowledge it has absorbed.</text:span></text:p>
        </text:list-item>
        <text:list-item>
          <text:p text:style-name="P8"><text:span text:style-name="Strong_20_Emphasis"><text:span text:style-name="T1">FLOPs</text:span></text:span><text:span text:style-name="T1"> – floating point operations, proxy for training cost.</text:span></text:p>
        </text:list-item>
      </text:list>
      <text:p text:style-name="P3"><text:span text:style-name="T1">While scaling up usually improves performance, there are exceptions. Anthropic’s </text:span><text:span text:style-name="Strong_20_Emphasis"><text:span text:style-name="T1">Inverse Scaling experiments</text:span></text:span><text:span text:style-name="T1"> showed that bigger models can sometimes perform </text:span><text:span text:style-name="Emphasis"><text:span text:style-name="T1">worse</text:span></text:span><text:span text:style-name="T1">—for example, overfitting on biased data or expressing unintended political/religious views.</text:span></text:p>
      <text:p text:style-name="P3"><text:span text:style-name="Strong_20_Emphasis"><text:span text:style-name="T1">Lesson</text:span></text:span><text:span text:style-name="T1">: Smart scaling (balancing size, data, and compute) beats brute force.</text:span></text:p>
      <text:p text:style-name="Horizontal_20_Line"/>
      <text:h text:style-name="P1" text:outline-level="2">4. Post-Training: Aligning Models with Humans</text:h>
      <text:p text:style-name="P3"><text:span text:style-name="T1">Pre-training gives a model knowledge, but not alignment. That’s where </text:span><text:span text:style-name="Strong_20_Emphasis"><text:span text:style-name="T1">post-training</text:span></text:span><text:span text:style-name="T1"> comes in:</text:span></text:p>
      <text:list text:style-name="L4">
        <text:list-item>
          <text:p text:style-name="P9"><text:span text:style-name="Strong_20_Emphasis"><text:span text:style-name="T1">Supervised Finetuning (SFT)</text:span></text:span><text:span text:style-name="T1"> – teaching the model desired behaviors with example prompts and responses.</text:span></text:p>
        </text:list-item>
        <text:list-item>
          <text:p text:style-name="P10"><text:span text:style-name="Strong_20_Emphasis"><text:span text:style-name="T1">Preference Finetuning (RLHF or DPO)</text:span></text:span><text:span text:style-name="T1"> – using human feedback to align outputs with user expectations.</text:span></text:p>
        </text:list-item>
      </text:list>
      <text:p text:style-name="P16">This process is like taking a raw, brilliant but rough-edged student and teaching them manners, ethics, and conversation skills.</text:p>
      <text:p text:style-name="Horizontal_20_Line"/>
      <text:h text:style-name="P1" text:outline-level="2">5. Sampling: Why AI Is Probabilistic</text:h>
      <text:p text:style-name="P3"><text:span text:style-name="T1">Unlike deterministic programs, AI generates outputs </text:span><text:span text:style-name="Emphasis"><text:span text:style-name="T1">probabilistically</text:span></text:span><text:span text:style-name="T1">. Each token is sampled based on probabilities, influenced by settings like </text:span><text:span text:style-name="Strong_20_Emphasis"><text:span text:style-name="T1">temperature</text:span></text:span><text:span text:style-name="T1"> (creativity vs. consistency) and </text:span><text:span text:style-name="Strong_20_Emphasis"><text:span text:style-name="T1">top-k/top-p</text:span></text:span><text:span text:style-name="T1"> sampling.</text:span></text:p>
      <text:p text:style-name="P16">This explains both the magic (creativity, unexpected insights) and the frustration (inconsistencies, hallucinations) of working with LLMs.</text:p>
      <text:p text:style-name="P3"><text:span text:style-name="Strong_20_Emphasis"><text:span text:style-name="T1">Practical tip</text:span></text:span><text:span text:style-name="T1">: Developers must design workflows that account for variability—through validation layers, structured outputs, or constrained sampling.</text:span></text:p>
      <text:p text:style-name="Horizontal_20_Line"/>
      <text:h text:style-name="P1" text:outline-level="2">6. Hallucinations: When AI Makes Things Up</text:h>
      <text:p text:style-name="P16">AI hallucinations aren’t new. They stem from two main causes:</text:p>
      <text:list text:style-name="L5">
        <text:list-item>
          <text:p text:style-name="P11"><text:span text:style-name="Strong_20_Emphasis"><text:span text:style-name="T1">Self-delusion</text:span></text:span><text:span text:style-name="T1"> – models treat their own generated text as fact and build upon it.</text:span></text:p>
        </text:list-item>
        <text:list-item>
          <text:p text:style-name="P12"><text:soft-page-break/><text:span text:style-name="Strong_20_Emphasis"><text:span text:style-name="T1">Mismatched knowledge</text:span></text:span><text:span text:style-name="T1"> – supervision conflicts with internal learned patterns.</text:span></text:p>
        </text:list-item>
      </text:list>
      <text:p text:style-name="P16">Complete elimination may be impossible, but detection, validation, and prompt engineering help mitigate them.</text:p>
      <text:p text:style-name="Horizontal_20_Line"/>
      <text:h text:style-name="P1" text:outline-level="2">7. Why This Matters for Practitioners</text:h>
      <text:p text:style-name="P16">If you’re building with AI, here are the takeaways from Chapter 2:</text:p>
      <text:list text:style-name="L6">
        <text:list-item>
          <text:p text:style-name="P13"><text:span text:style-name="Strong_20_Emphasis"><text:span text:style-name="T1">Understand data quality</text:span></text:span><text:span text:style-name="T1">: Garbage in, garbage out. Curate when needed.</text:span></text:p>
        </text:list-item>
        <text:list-item>
          <text:p text:style-name="P14"><text:span text:style-name="Strong_20_Emphasis"><text:span text:style-name="T1">Think beyond size</text:span></text:span><text:span text:style-name="T1">: Bigger isn’t always smarter. Balance compute budgets with scaling laws.</text:span></text:p>
        </text:list-item>
        <text:list-item>
          <text:p text:style-name="P14"><text:span text:style-name="Strong_20_Emphasis"><text:span text:style-name="T1">Expect randomness</text:span></text:span><text:span text:style-name="T1">: Sampling means outputs vary—design your pipeline to handle it.</text:span></text:p>
        </text:list-item>
        <text:list-item>
          <text:p text:style-name="P14"><text:span text:style-name="Strong_20_Emphasis"><text:span text:style-name="T1">Plan for alignment</text:span></text:span><text:span text:style-name="T1">: Pre-training alone isn’t enough; post-training makes models usable.</text:span></text:p>
        </text:list-item>
        <text:list-item>
          <text:p text:style-name="P14"><text:span text:style-name="Strong_20_Emphasis"><text:span text:style-name="T1">Prepare for hallucinations</text:span></text:span><text:span text:style-name="T1">: Validate critical outputs before shipping them to users.</text:span></text:p>
        </text:list-item>
      </text:list>
      <text:p text:style-name="Horizontal_20_Line"/>
      <text:h text:style-name="P2" text:outline-level="3">Final Thought</text:h>
      <text:p text:style-name="P3"><text:span text:style-name="T1">Foundation models are powerful but imperfect. They aren’t magic boxes; they’re engineering systems shaped by data, design, and constraints. Understanding these core principles—data, architecture, scaling, post-training, sampling, and hallucinations—will help you not just use AI, but build </text:span><text:span text:style-name="Emphasis"><text:span text:style-name="T1">reliable, scalable AI applications</text:span></text:span><text:span text:style-name="T1">.</text:span></text:p>
      <text:p text:style-name="P16">As Chip Huyen puts it: AI engineering may never be fully deterministic, but with the right foundations, it can at least be systematic.</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7:02:19.404410765</meta:creation-date>
    <dc:date>2025-09-22T17:02:38.807799604</dc:date>
    <meta:editing-duration>PT21S</meta:editing-duration>
    <meta:editing-cycles>1</meta:editing-cycles>
    <meta:document-statistic meta:table-count="0" meta:image-count="0" meta:object-count="0" meta:page-count="3" meta:paragraph-count="43" meta:word-count="684" meta:character-count="4671" meta:non-whitespace-character-count="4047"/>
    <meta:generator>LibreOffice/24.2.7.2$Linux_X86_64 LibreOffice_project/420$Build-2</meta:generator>
  </office:meta>
</office:document-meta>
</file>